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432pt"/>
    </style:style>
    <style:style style:name="co4" style:family="table-column">
      <style:table-column-properties fo:break-before="auto" style:column-width="13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8.66pt" fo:break-before="auto" style:use-optimal-row-height="fals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158.2pt" fo:break-before="auto" style:use-optimal-row-height="true"/>
    </style:style>
    <style:style style:name="ro5" style:family="table-row">
      <style:table-row-properties style:row-height="258.9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justify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justify"/>
    </style:style>
    <style:style style:name="ce1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1"/>
        <table:table-column table:style-name="co1" table:number-columns-repeated="10" table:default-cell-style-name="ce5"/>
        <table:table-row table:style-name="ro1" table:number-rows-repeated="3">
          <table:table-cell/>
          <table:table-cell table:style-name="Default" table:number-columns-repeated="12"/>
        </table:table-row>
        <table:table-row table:style-name="ro2">
          <table:table-cell/>
          <table:table-cell office:value-type="string" calcext:value-type="string">
            <text:p>Europeísmo</text:p>
          </table:table-cell>
          <table:table-cell table:style-name="ce10" office:value-type="string" calcext:value-type="string">
            <text:p>“não temos dúvidas: os grandes problemas do nosso tempo exigem mais cooperação entre os países europeus, não menos”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emocraci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iências e Tecnologia</text:p>
          </table:table-cell>
          <table:table-cell office:value-type="string" calcext:value-type="string">
            <text:p>“– Uma grande aposta dos investimentos europeus na investigação e desenvolvimento, na modernização tecnológica e na qualificação dos recursos humanos, incluindo por via do reforço dos programas de Ciência, Tecnologia e Inovação e do Erasmus+; </text:p>
            <text:p/>
            <text:p>– Colocar a inovação como eixo fundamental da política industrial europeia; </text:p>
            <text:p/>
            <text:p>– Desenvolver uma estratégia europeia específica para a revolução digital;”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Migrações</text:p>
          </table:table-cell>
          <table:table-cell office:value-type="string" calcext:value-type="string">
            <text:p>“Defendemos uma resposta solidária da União Europeia à chamada crise dos refugiados, à altura das obrigações humanitárias previstas nas convenções internacionais, que dite a partilha dos esforços com respeito pela capacidade de cada Estado-Membro e que seja enquadrada pela necessária revisão do sistema europeu de asilo.”</text:p>
            <text:p/>
            <text:p>“Preconizamos, por outro lado, uma política integrada para as migrações, que comece por atacar as causas fundamentais dos fenómenos migratórios por via de cooperação para o desenvolvimento e para a segurança nos países de origem, que promova a segurança nas fronteiras externas da União Europeia e o combate ao tráfico de seres humanos e que assegure vias legais para uma gestão controlada das migrações, acompanhada de um investimento sério na integração social dos imigrantes e no combate ao racismo, à xenofobia e a todas as formas de discriminação.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ventude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Economia</text:p>
          </table:table-cell>
          <table:table-cell office:value-type="string" calcext:value-type="string">
            <text:p>“– Uma política orçamental europeia mais favorável ao crescimento, que utilize plenamente os instrumentos de flexibilidade previstos no Pacto de Estabilidade e Crescimento e que promova uma estratégia mais expansionista por parte dos países europeus com excedentes orçamentais; </text:p>
            <text:p/>
            <text:p>– A eliminação do défice de investimento que ainda persiste na economia europeia e o reforço dos instrumentos financeiros europeus de apoio ao investimento, incluindo o Quadro Financeiro Plurianual e o Plano Juncker, para o que propomos um Plano de Investimento para a Europa; </text:p>
            <text:p/>
            <text:p>– O completar da União Económica e Monetária e da União Bancária, designadamente através: da criação de uma capacidade orçamental própria para a Zona Euro, que apoie as reformas favoráveis à competitividade e à convergência e assegure a função de estabilização das economias face a eventuais choques; da criação neste contexto, de novos mecanismos de apoio às reformas definidas nos Programas Nacionais de Reformas dos Estados-Membros, designadamente as que se traduzam em compromissos a favor da convergência, da educação, do desenvolvimento das indústrias criativas e do património cultural, da ciência, do desenvolvimento tecnológico e da inovação; da reforma do Mecanismo europeu de Estabilidade; da operacionalização do Fundo Único de Resolução bancária e da criação do Esquema Europeu de Garantia de Depósitos.</text:p>
            <text:p/>
            <text:p>– O aprofundamento da União de Mercados de Capitais.”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Ambiente</text:p>
          </table:table-cell>
          <table:table-cell office:value-type="string" calcext:value-type="string">
            <text:p>“– Desenvolver uma nova estratégia europeia de crescimento e desenvolvimento sustentável, assente numa utilização sustentável dos recursos, desde logo os recursos marinhos, novos padrões de consumo e de produção de energia, novas tecnologias energéticas e ambientais e uma grande aposta na economia circular e na reciclagem dos resíduos; </text:p>
            <text:p/>
            <text:p>– Implementar o Fundo Europeu de Transição Ambiental, como instrumento de apoio ao tecido empresarial europeu no sentido da descarbonização e da promoção da sustentabilidade ambiental, com especial incidência nas PME e nos territórios carecidos de novos impulsos para a convergência;”</text:p>
            <text:p/>
            <text:p>– Desenvolver medidas de política ambiciosas para fazer face às alterações climáticas, honrando os compromissos assumidos no Acordo de Paris, designadamente cumprindo o objetivo de redução de CO2, incentivando a descarbonização da economia, promovendo a transição energética e a mobilidade sustentável, assegurando a proteção da biodiversidade e investindo na educação ambiental, na investigação e desenvolvimento e na inovação a favor da sustentabilidade; é, ainda, essencial acelerar o caminho para a União Energética, acelerando o desenvolvimento das interconexões entre os diferentes Estados-Membros;  </text:p>
            <text:p/>
            <text:p>– Reforçar a capacidade de resposta europeia às catástrofes naturais e ambientais, incluindo por via de um verdadeiro sistema europeu de proteção civil.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es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vestimento Europeu</text:p>
          </table:table-cell>
          <table:table-cell table:style-name="ce12"/>
          <table:table-cell table:number-columns-repeated="10"/>
        </table:table-row>
        <table:table-row table:style-name="ro6">
          <table:table-cell/>
          <table:table-cell office:value-type="string" calcext:value-type="string">
            <text:p>Desenvolvimento Social</text:p>
          </table:table-cell>
          <table:table-cell office:value-type="string" calcext:value-type="string">
            <text:p>“O primeiro eixo de um Novo Contrato Social para a Europa deve ser uma Nova Agenda Social de combate à pobreza e às desigualdades, que promova a coesão e a convergência, que valorize a educação e a formação profissional como instrumentos decisivos de mobilidade social, que defenda os direitos dos trabalhadores e a conciliação entre a vida pessoal, profissional e familiar, que combata todas as formas de discriminação, que defenda o modelo social europeu e que garanta o acesso à saúde, à habitação e aos serviços públicos.”</text:p>
          </table:table-cell>
          <table:table-cell table:style-name="Default" table:number-columns-repeated="10"/>
        </table:table-row>
      </table:table>
      <table:table table:name="Aliança" table:style-name="ta1">
        <table:table-column table:style-name="co1" table:default-cell-style-name="Default"/>
        <table:table-column table:style-name="co4" table:default-cell-style-name="ce6"/>
        <table:table-column table:style-name="co1" table:number-columns-repeated="12" table:default-cell-style-name="ce5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2" table:number-rows-spanned="1">
            <text:p>Aliança</text:p>
          </table:table-cell>
          <table:covered-table-cell table:style-name="Default"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Democra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ências e Tecnolog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graçõ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ventu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conom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es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estimento Europe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12"/>
        </table:table-row>
      </table:table>
      <table:table table:name="Livre" table:style-name="ta1">
        <table:table-column table:style-name="co1" table:default-cell-style-name="Default"/>
        <table:table-column table:style-name="co4" table:default-cell-style-name="ce6"/>
        <table:table-column table:style-name="co1" table:number-columns-repeated="12" table:default-cell-style-name="ce5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2" table:number-rows-spanned="1">
            <text:p>Livre</text:p>
          </table:table-cell>
          <table:covered-table-cell table:style-name="Default"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Democra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ências e Tecnolog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graçõ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ventu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conom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es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estimento Europe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12"/>
        </table:table-row>
      </table:table>
      <table:table table:name="PCTP-MRPP" table:style-name="ta1">
        <table:table-column table:style-name="co1" table:default-cell-style-name="Default"/>
        <table:table-column table:style-name="co4" table:default-cell-style-name="ce6"/>
        <table:table-column table:style-name="co1" table:number-columns-repeated="12" table:default-cell-style-name="ce5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2" table:number-rows-spanned="1">
            <text:p>PCTP/MRPP</text:p>
          </table:table-cell>
          <table:covered-table-cell table:style-name="Default"/>
          <table:table-cell table:style-name="Default" table:number-columns-repeated="6"/>
          <table:table-cell table:style-name="ce7" table:number-columns-spanned="2" table:number-rows-spanned="1"/>
          <table:covered-table-cell table:style-name="Default"/>
          <table:table-cell table:style-name="ce7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>
            <text:p>Democra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ências e Tecnolog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graçõ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ventu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conom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es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estimento Europe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12"/>
        </table:table-row>
      </table:table>
      <table:table table:name="NC" table:style-name="ta1">
        <table:table-column table:style-name="co1" table:default-cell-style-name="Default"/>
        <table:table-column table:style-name="co4" table:default-cell-style-name="ce6"/>
        <table:table-column table:style-name="co1" table:number-columns-repeated="12" table:default-cell-style-name="ce5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Democra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ências e Tecnolog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graçõ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ventu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conom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es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estimento Europe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12"/>
        </table:table-row>
      </table:table>
      <table:table table:name="IL" table:style-name="ta1">
        <table:table-column table:style-name="co1" table:default-cell-style-name="Default"/>
        <table:table-column table:style-name="co4" table:default-cell-style-name="ce6"/>
        <table:table-column table:style-name="co1" table:number-columns-repeated="12" table:default-cell-style-name="ce5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7" table:number-columns-spanned="2" table:number-rows-spanned="1"/>
          <table:covered-table-cell table:style-name="Default"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Democra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ências e Tecnolog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graçõ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ventu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conom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es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estimento Europe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4:56:37.04926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43:43.778345064</meta:creation-date>
    <dc:date>2019-05-07T15:16:01.106823940</dc:date>
    <meta:editing-duration>PT53M29S</meta:editing-duration>
    <meta:editing-cycles>7</meta:editing-cycles>
    <meta:generator>LibreOffice/6.1.5.2$Linux_X86_64 LibreOffice_project/10$Build-2</meta:generator>
    <meta:document-statistic meta:table-count="6" meta:cell-count="66" meta:object-count="0"/>
  </office:meta>
</office:document-meta>
</file>